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 style:list-style-name="L1">
      <style:graphic-properties draw:stroke="none" draw:fill="none" fo:min-height="5.90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.8cm" fo:margin-bottom="0.8cm" fo:line-height="100%" fo:text-align="start" fo:text-indent="0cm"/>
    </style:style>
    <style:style style:name="P4" style:family="paragraph">
      <loext:graphic-properties draw:fill="none"/>
      <style:paragraph-properties fo:margin-left="0cm" fo:margin-right="0cm" fo:margin-top="0.8cm" fo:margin-bottom="0.8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Trans-Precision Neural Network Deployment for Low-Power Embedded </text:span><text:span text:style-name="T1">Systems</text:span></text:p>
          </draw:text-box>
        </draw:frame>
        <draw:frame draw:style-name="gr2" draw:text-style-name="P4" draw:layer="layout" svg:width="4.318cm" svg:height="6.159cm" svg:x="0.111cm" svg:y="2.178cm">
          <draw:text-box>
            <text:p text:style-name="P3"><text:span text:style-name="T2">Abstraction levels:</text:span></text:p>
            <text:list text:style-name="L2">
              <text:list-item>
                <text:p text:style-name="P3"><text:span text:style-name="T3">Model deployment</text:span></text:p>
              </text:list-item>
              <text:list-item>
                <text:p text:style-name="P3"><text:span text:style-name="T3">System infrastructure</text:span></text:p>
              </text:list-item>
              <text:list-item>
                <text:p text:style-name="P3"><text:span text:style-name="T3">Streamlined acceleration</text:span></text:p>
              </text:list-item>
              <text:list-item>
                <text:p text:style-name="P3"><text:span text:style-name="T3">Optimized processing</text:span></text:p>
              </text:list-item>
            </text:list>
            <text:list text:style-name="L3">
              <text:list-header>
                <text:p text:style-name="P3"><text:span text:style-name="T3"/></text:p>
              </text:list-header>
            </text:list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21T21:20:16.437274831</dc:date>
    <meta:editing-duration>PT3H2M25S</meta:editing-duration>
    <meta:editing-cycles>36</meta:editing-cycles>
    <meta:generator>LibreOffice/6.4.7.2$Linux_X86_64 LibreOffice_project/40$Build-2</meta:generator>
    <meta:document-statistic meta:object-count="2"/>
  </office:meta>
</office:document-meta>
</file>